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10d84" officeooo:paragraph-rsid="0014985c"/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alphabetical-index-auto-mark-file xlink:href="../tdf108910.sdi"/>
      <text:alphabetical-index text:style-name="Sect1" text:protected="true" text:name="Alphabetical Index1">
        <text:alphabetical-index-source text:combine-entries-with-pp="false" text:sort-algorithm="alphanumeric" fo:language="de" fo:country="DE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Index_20_Heading">Alphabetical Index</text:p>
          </text:index-title>
        </text:index-body>
      </text:alphabetical-index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3-31T10:59:00.666000000</meta:creation-date>
    <dc:date>2022-01-26T21:01:19.552000000</dc:date>
    <meta:editing-duration>PT11M30S</meta:editing-duration>
    <meta:editing-cycles>4</meta:editing-cycles>
    <meta:generator>LibreOfficeDev/7.4.0.0.alpha0$Windows_X86_64 LibreOffice_project/493d3558c6e6dce980cb92434f72c0ad03487aa0</meta:generator>
    <meta:document-statistic meta:table-count="0" meta:image-count="0" meta:object-count="0" meta:page-count="1" meta:paragraph-count="1" meta:word-count="2" meta:character-count="18" meta:non-whitespace-character-count="17"/>
  </office:meta>
</office:document-meta>
</file>